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6af" officeooo:paragraph-rsid="001e86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Livro</text:h>
      <text:p text:style-name="P1"/>
      <text:p text:style-name="P1">Testando Geração de Liv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32:12.213425402</meta:creation-date>
    <dc:date>2018-08-09T12:32:49.220077832</dc:date>
    <meta:editing-duration>PT39S</meta:editing-duration>
    <meta:editing-cycles>1</meta:editing-cycles>
    <meta:document-statistic meta:table-count="0" meta:image-count="0" meta:object-count="0" meta:page-count="1" meta:paragraph-count="2" meta:word-count="5" meta:character-count="30" meta:non-whitespace-character-count="27"/>
    <meta:generator>LibreOffice/5.1.6.2$Linux_X86_64 LibreOffice_project/10m0$Build-2</meta:generator>
  </office:meta>
</office:document-meta>
</file>